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156141" officeooo:paragraph-rsid="00156141"/>
    </style:style>
    <style:style style:name="P2" style:family="paragraph" style:parent-style-name="Text_20_body">
      <style:text-properties officeooo:paragraph-rsid="00156141"/>
    </style:style>
    <style:style style:name="P3" style:family="paragraph" style:parent-style-name="Text_20_body">
      <style:text-properties officeooo:rsid="001675ca" officeooo:paragraph-rsid="001675ca"/>
    </style:style>
    <style:style style:name="P4" style:family="paragraph" style:parent-style-name="Text_20_body">
      <style:text-properties officeooo:rsid="00184643" officeooo:paragraph-rsid="00184643"/>
    </style:style>
    <style:style style:name="P5" style:family="paragraph" style:parent-style-name="Text_20_body">
      <style:text-properties officeooo:rsid="0018d95a" officeooo:paragraph-rsid="0018d95a"/>
    </style:style>
    <style:style style:name="P6" style:family="paragraph" style:parent-style-name="Text_20_body">
      <style:text-properties officeooo:rsid="001a3045" officeooo:paragraph-rsid="001a3045"/>
    </style:style>
    <style:style style:name="P7" style:family="paragraph" style:parent-style-name="Text_20_body">
      <style:text-properties officeooo:paragraph-rsid="001a3045"/>
    </style:style>
    <style:style style:name="P8" style:family="paragraph" style:parent-style-name="Text_20_body">
      <style:text-properties officeooo:rsid="001ac463" officeooo:paragraph-rsid="001ac463"/>
    </style:style>
    <style:style style:name="P9" style:family="paragraph" style:parent-style-name="Text_20_body">
      <style:text-properties officeooo:rsid="001ac463" officeooo:paragraph-rsid="001ac463"/>
    </style:style>
    <style:style style:name="P10" style:family="paragraph" style:parent-style-name="Text_20_body">
      <style:text-properties officeooo:rsid="001b6796" officeooo:paragraph-rsid="001b6796"/>
    </style:style>
    <style:style style:name="P11" style:family="paragraph" style:parent-style-name="Text_20_body">
      <style:text-properties officeooo:rsid="001b6796" officeooo:paragraph-rsid="001d0044"/>
    </style:style>
    <style:style style:name="P12" style:family="paragraph" style:parent-style-name="Text_20_body">
      <style:text-properties officeooo:rsid="001d0044" officeooo:paragraph-rsid="001d0044"/>
    </style:style>
    <style:style style:name="P13" style:family="paragraph" style:parent-style-name="Text_20_body">
      <style:text-properties officeooo:rsid="001e35fd" officeooo:paragraph-rsid="001e35fd"/>
    </style:style>
    <style:style style:name="P14" style:family="paragraph" style:parent-style-name="Text_20_body">
      <style:paragraph-properties fo:break-before="page"/>
      <style:text-properties officeooo:rsid="001e35fd" officeooo:paragraph-rsid="001e35fd"/>
    </style:style>
    <style:style style:name="P15" style:family="paragraph" style:parent-style-name="Heading_20_2">
      <style:text-properties officeooo:rsid="00156141" officeooo:paragraph-rsid="00156141"/>
    </style:style>
    <style:style style:name="P16" style:family="paragraph" style:parent-style-name="Heading_20_3">
      <style:paragraph-properties fo:break-before="page"/>
      <style:text-properties officeooo:rsid="001a3045" officeooo:paragraph-rsid="001a3045"/>
    </style:style>
    <style:style style:name="T1" style:family="text">
      <style:text-properties officeooo:rsid="001675ca"/>
    </style:style>
    <style:style style:name="T2" style:family="text">
      <style:text-properties officeooo:rsid="00184643"/>
    </style:style>
    <style:style style:name="T3" style:family="text">
      <style:text-properties officeooo:rsid="0018d95a"/>
    </style:style>
    <style:style style:name="T4" style:family="text">
      <style:text-properties officeooo:rsid="00191cd5"/>
    </style:style>
    <style:style style:name="T5" style:family="text">
      <style:text-properties officeooo:rsid="00196dca"/>
    </style:style>
    <style:style style:name="T6" style:family="text">
      <style:text-properties officeooo:rsid="001a3045"/>
    </style:style>
    <style:style style:name="T7" style:family="text">
      <style:text-properties officeooo:rsid="001ac463"/>
    </style:style>
    <style:style style:name="T8" style:family="text">
      <style:text-properties officeooo:rsid="001b6796"/>
    </style:style>
    <style:style style:name="T9" style:family="text">
      <style:text-properties officeooo:rsid="001d0044"/>
    </style:style>
    <style:style style:name="T10" style:family="text">
      <style:text-properties officeooo:rsid="001e35f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5" text:outline-level="2">Liste des fonctionnalités <text:span text:style-name="T6">(Alpha)</text:span></text:h>
      <text:p text:style-name="P2"/>
      <text:p text:style-name="P1">Inscription</text:p>
      <text:p text:style-name="P3">Désinscription</text:p>
      <text:p text:style-name="P1">Connexion <text:span text:style-name="T1">(avec Facebook / G+)</text:span></text:p>
      <text:p text:style-name="P1">Déconnexion</text:p>
      <text:p text:style-name="P1"><text:span text:style-name="T1">Modifier</text:span> <text:span text:style-name="T1">son</text:span> profil / <text:span text:style-name="T2">ses paramètres</text:span></text:p>
      <text:p text:style-name="P4">Consulter les conditions d'utilisation / <text:span text:style-name="T3">mentions légales</text:span></text:p>
      <text:p text:style-name="P5">Consulter l'aide</text:p>
      <text:p text:style-name="P1">Rechercher un ePub libre</text:p>
      <text:p text:style-name="P1">Importer un ePub libre</text:p>
      <text:p text:style-name="P1">Importer un ePub personnel</text:p>
      <text:p text:style-name="P4">Consulter sa bibliothèque</text:p>
      <text:p text:style-name="P5">Trier sa bibliothèque</text:p>
      <text:p text:style-name="P5">Rechercher un ePub dans sa bibliothèque</text:p>
      <text:p text:style-name="P3">Consulter les informations d'un ePub</text:p>
      <text:p text:style-name="P3"><text:tab/>Lancer <text:span text:style-name="T3">le mode lecture</text:span></text:p>
      <text:p text:style-name="P3"><text:tab/>Tourner une page</text:p>
      <text:p text:style-name="P3"><text:tab/>Accéder à une page donnée / <text:span text:style-name="T3">au début / à la fin</text:span></text:p>
      <text:p text:style-name="P3"><text:tab/>Créer un signet</text:p>
      <text:p text:style-name="P3"><text:tab/>Accéder à un signet</text:p>
      <text:p text:style-name="P3"><text:tab/>Créer une note (Et suivre un lien ?..)</text:p>
      <text:p text:style-name="P3"><text:tab/><text:span text:style-name="T5">Synchroniser ses notes / signets</text:span></text:p>
      <text:p text:style-name="P3"><text:tab/><text:span text:style-name="T3">Rechercher dans l'ePub</text:span></text:p>
      <text:p text:style-name="P3"><text:tab/><text:span text:style-name="T4">Changer les paramètres d'affichage</text:span></text:p>
      <text:p text:style-name="P3"><text:tab/><text:span text:style-name="T3">Quitter le mode lecture</text:span></text:p>
      <text:p text:style-name="P3">Evaluer / Commenter un ePub</text:p>
      <text:p text:style-name="P3">Consulter ses propositions</text:p>
      <text:p text:style-name="P3"/>
      <text:p text:style-name="P3"/>
      <text:h text:style-name="P16" text:outline-level="3">Inscription</text:h>
      <text:p text:style-name="P7"/>
      <text:p text:style-name="P6">Résumé : Permet à un utilisateur non enregistré de créer un profil, en renseignant un certain nombre d'informations personnelles, ainsi qu'un <text:span text:style-name="T8">pseudonyme et un </text:span>mot de passe, <text:span text:style-name="T7">afin de pouvoir </text:span>accéder à l'application.</text:p>
      <text:p text:style-name="P6">Création : 19/04/2016</text:p>
      <text:p text:style-name="P6">Dernière modification : 19/04/2016</text:p>
      <text:p text:style-name="P6">Version : alpha</text:p>
      <text:p text:style-name="P6">Acteurs concernés : Utilisateurs anonymes</text:p>
      <text:p text:style-name="P6"/>
      <text:p text:style-name="P6">Scénario nominal :</text:p>
      <text:p text:style-name="P8">1. L'utilisateur (anonyme) accède à la page d'acceuil</text:p>
      <text:p text:style-name="P8">2. L'utilisateur accède à la page de création de compte</text:p>
      <text:p text:style-name="P8">3. L'utilisateur remplit les champs de création de compte et valide son inscription</text:p>
      <text:p text:style-name="P8">4. L'application vérifie la conformité des informations fournies</text:p>
      <text:p text:style-name="P8">5. L'application envoie un mail de confirmation à l'adresse fournie et l'indique à l'utilisateur <text:span text:style-name="T9">en lui proposant de renvoyer à nouveau le mail</text:span></text:p>
      <text:p text:style-name="P8">6. L'utilisateur accède au lien contenu dans le mail de confirmation</text:p>
      <text:p text:style-name="P8">7. L'application valide la confimation, enregistre le nouvel utilisateur et le renvoie sur <text:span text:style-name="T10">une page lui proposant d'indiquer ses genres littéraires favoris</text:span></text:p>
      <text:p text:style-name="P13">8. L'utilisateur choisit ses genres favoris et valide</text:p>
      <text:p text:style-name="P13">9. L'application confirme et renvoie l'utilisateur sur la page d'acceuil</text:p>
      <text:p text:style-name="P8"/>
      <text:p text:style-name="P8">Scénarios alternatifs :</text:p>
      <text:p text:style-name="P8"><text:span text:style-name="T8">4</text:span>a : <text:span text:style-name="T8">Champ(s)</text:span> <text:span text:style-name="T8">in</text:span>valide<text:span text:style-name="T8">(s)</text:span></text:p>
      <text:p text:style-name="P8"><text:tab/>1. L'application notifie l'utilisateur qu'un champ <text:span text:style-name="T8">n'est pas correctement rempli et réaffiche la page en indiquant les problèmes</text:span></text:p>
      <text:p text:style-name="P8"><text:span text:style-name="T8"><text:tab/>2. L'utilisateur reprend au point 3.</text:span></text:p>
      <text:p text:style-name="P8"/>
      <text:p text:style-name="P10">4b : Conditions d'utilisation non acceptées</text:p>
      <text:p text:style-name="P10"><text:tab/>1. L'application notifie l'utilisateur qu'il doit accepter les conditions d'utilisation / la politique de confidentialité et réaffiche la page</text:p>
      <text:p text:style-name="P10"><text:soft-page-break/><text:tab/>2. L'utilisateur reprend au point 3.</text:p>
      <text:p text:style-name="P10"/>
      <text:p text:style-name="P10">4c : Mot de passe trop court</text:p>
      <text:p text:style-name="P10"><text:tab/>1. L'application notifie l'utilisateur que le mot de passe qu'il a indiqué est trop court et réaffiche la page</text:p>
      <text:p text:style-name="P10"><text:tab/>2. L'utilisateur reprend au point 3.</text:p>
      <text:p text:style-name="P10"/>
      <text:p text:style-name="P10">4d : Pseudonyme / Adresse mail déjà utilisée</text:p>
      <text:p text:style-name="P10"><text:tab/>1. L'application notifie l'utilisateur que l<text:span text:style-name="T9">'adresse mail et/ou le pseudonyme choisi est déjà utilisé et réaffiche la page</text:span></text:p>
      <text:p text:style-name="P11"><text:span text:style-name="T9"><text:tab/>2. L'utilisateur reprend au point 3.</text:span></text:p>
      <text:p text:style-name="P11"><text:span text:style-name="T9"><text:s/></text:span></text:p>
      <text:p text:style-name="P12">5a : Mail non reçu</text:p>
      <text:p text:style-name="P12"><text:tab/>1. L'utilisateur n'a pas reçu le mail de confirmation et demande a l'application de le lui renvoyer</text:p>
      <text:p text:style-name="P12"><text:tab/>2. L'application envoie un nouveau mail de confirmation</text:p>
      <text:p text:style-name="P12">3. L'utilisateur reprend au point 5.</text:p>
      <text:p text:style-name="P12"/>
      <text:p text:style-name="P13">7a : L'utilisateur ne rentre pas ses genres favoris</text:p>
      <text:p text:style-name="P13"><text:tab/>1. L'utilisateur ne souhaite pas indiquer de genres favoris et passe cette étape</text:p>
      <text:p text:style-name="P13"><text:tab/>2. L'application confirme le choix et indique à l'utilisateur qu'il peut modifier ses genres dans les paramètres de son profil, puis renvoie sur la page d'acceuil</text:p>
      <text:p text:style-name="P13"/>
      <text:p text:style-name="P13"/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9T11:55:41.769818230</meta:creation-date>
    <dc:date>2016-04-19T14:47:52.022653025</dc:date>
    <meta:editing-duration>PT58M14S</meta:editing-duration>
    <meta:editing-cycles>11</meta:editing-cycles>
    <meta:generator>LibreOffice/4.2.8.2$Linux_X86_64 LibreOffice_project/420m0$Build-2</meta:generator>
    <meta:document-statistic meta:table-count="0" meta:image-count="0" meta:object-count="0" meta:page-count="4" meta:paragraph-count="64" meta:word-count="489" meta:character-count="3154" meta:non-whitespace-character-count="2705"/>
  </office:meta>
</office:document-meta>
</file>